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6.446cm" svg:y="0.1cm">
            <draw:object draw:notify-on-update-of-ranges="Sheet1.A1:Sheet1.A1 Sheet1.A2:Sheet1.A9 Sheet1.H1:Sheet1.H1 Sheet1.H2:Sheet1.H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onf</text:p>
          </table:table-cell>
          <table:table-cell office:value-type="string" calcext:value-type="string">
            <text:p>tin correct</text:p>
          </table:table-cell>
          <table:table-cell office:value-type="string" calcext:value-type="string">
            <text:p>tin fp</text:p>
          </table:table-cell>
          <table:table-cell office:value-type="string" calcext:value-type="string">
            <text:p>tin fn</text:p>
          </table:table-cell>
          <table:table-cell office:value-type="string" calcext:value-type="string">
            <text:p>thatch correct</text:p>
          </table:table-cell>
          <table:table-cell office:value-type="string" calcext:value-type="string">
            <text:p>thatch fp</text:p>
          </table:table-cell>
          <table:table-cell office:value-type="string" calcext:value-type="string">
            <text:p>thatch fn</text:p>
          </table:table-cell>
          <table:table-cell office:value-type="string" calcext:value-type="string">
            <text:p>abs err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67" calcext:value-type="float">
            <text:p>267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SUM([.C2:.D2];[.F2:.G2]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259" calcext:value-type="float">
            <text:p>259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UM([.C3:.D3];[.F3:.G3]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54" calcext:value-type="float">
            <text:p>254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SUM([.C4:.D4];[.F4:.G4]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40" calcext:value-type="float">
            <text:p>24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C5:.D5];[.F5:.G5]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34" calcext:value-type="float">
            <text:p>234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SUM([.C6:.D6];[.F6:.G6]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31" calcext:value-type="float">
            <text:p>231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[.C7:.D7];[.F7:.G7]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23" calcext:value-type="float">
            <text:p>223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[.C8:.D8];[.F8:.G8]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SUM([.C9:.D9];[.F9:.G9])" office:value-type="float" office:value="77" calcext:value-type="float">
            <text:p>77</text:p>
          </table:table-cell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08:18:59.694928995</meta:creation-date>
    <dc:date>2024-04-14T10:06:34.625115478</dc:date>
    <meta:editing-duration>PT1H37M23S</meta:editing-duration>
    <meta:editing-cycles>5</meta:editing-cycles>
    <meta:generator>LibreOffice/7.3.7.2$Linux_X86_64 LibreOffice_project/30$Build-2</meta:generator>
    <meta:document-statistic meta:table-count="1" meta:cell-count="7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87cm" svg:y="4.201cm" style:legend-expansion="high" chart:style-name="ch2"/>
        <chart:plot-area chart:style-name="ch3" table:cell-range-address="Sheet1.A1:Sheet1.A9 Sheet1.H1:Sheet1.H9" chart:data-source-has-labels="row" svg:x="0.32cm" svg:y="0.18cm" svg:width="13.547cm" svg:height="8.64cm">
          <chart:coordinate-region svg:x="1.127cm" svg:y="0.379cm" svg:width="12.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2:Sheet1.H9" chart:label-cell-address="Sheet1.H1:Sheet1.H1" chart:class="chart:scatter">
            <chart:domain table:cell-range-address="Sheet1.A2:Sheet1.A9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bs err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  <draw:g>
                  <svg:desc>Sheet1.A2:Sheet1.A9</svg:desc>
                </draw:g>
              </table:table-cell>
              <table:table-cell office:value-type="float" office:value="109">
                <text:p>109</text:p>
                <draw:g>
                  <svg:desc>Sheet1.H2:Sheet1.H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">
                <text:p>0.3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5">
                <text:p>0.5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5">
                <text:p>0.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77">
                <text:p>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